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">
      <style:table-cell-properties fo:background-color="transparent"/>
      <style:text-properties fo:language="en" fo:country="US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style-name="ce3"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Testing failing on alternative input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 table:number-rows-repeated="19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2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2:48:24</dc:date>
    <meta:editing-cycles>1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1" meta:cell-count="16"/>
  </office:meta>
</office:document-meta>
</file>